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cm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style="italic" style:text-underline-style="solid" style:text-underline-type="double" style:text-underline-width="auto" style:text-underline-color="font-color" style:font-size-asian="14pt" style:font-style-asian="italic" style:font-size-complex="14pt" style:font-style-complex="italic"/>
    </style:style>
    <style:style style:name="T3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0.688cm" svg:height="0.899cm" svg:x="1.312cm" svg:y="2cm">
            <draw:text-box>
              <text:p><text:span text:style-name="T1">Tools(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<text:tab/></text:span><text:span text:style-name="T1"><text:tab/></text:span><text:span text:style-name="T1">)</text:span></text:p>
            </draw:text-box>
          </draw:frame>
          <draw:frame draw:style-name="gr1" draw:text-style-name="P2" draw:layer="layout" svg:width="8.033cm" svg:height="0.802cm" svg:x="3.312cm" svg:y="2cm">
            <draw:text-box>
              <text:p><text:span text:style-name="T2">id</text:span><text:span text:style-name="T3"> </text:span><text:span text:style-name="T4">, name, description, dataFormat</text:span></text:p>
            </draw:text-box>
          </draw:frame>
        </draw:g>
        <draw:g>
          <draw:frame draw:style-name="gr1" draw:text-style-name="P1" draw:layer="layout" svg:width="10.688cm" svg:height="0.899cm" svg:x="3cm" svg:y="14.03cm">
            <draw:text-box>
              <text:p><text:span text:style-name="T1">ImplementationAdaptors(</text:span><text:span text:style-name="T1"><text:tab/></text:span><text:span text:style-name="T1"><text:tab/></text:span><text:span text:style-name="T1"><text:tab/></text:span><text:span text:style-name="T1">)</text:span></text:p>
            </draw:text-box>
          </draw:frame>
          <draw:frame draw:style-name="gr1" draw:text-style-name="P2" draw:layer="layout" svg:width="3.372cm" svg:height="0.802cm" svg:x="10cm" svg:y="14cm">
            <draw:text-box>
              <text:p><text:span text:style-name="T2">id</text:span><text:span text:style-name="T3"> </text:span><text:span text:style-name="T4">, name, url</text:span></text:p>
            </draw:text-box>
          </draw:frame>
        </draw:g>
        <draw:polyline draw:style-name="gr2" draw:text-style-name="P3" draw:layer="layout" svg:width="4.298cm" svg:height="7.903cm" draw:transform="skewX (-1.64444300265563E-016) rotate (0.982794901797822) translate (0.769230995875964cm 3.34615439010051cm)" svg:viewBox="0 0 4299 7904" draw:points="3883,12897 4299,12619 0,5270 416,4992 1109,5131">
          <text:p/>
        </draw:polyline>
        <draw:g>
          <draw:frame draw:style-name="gr3" draw:text-style-name="P1" draw:layer="layout" svg:width="14.438cm" svg:height="0.899cm" svg:x="1.5cm" svg:y="4.601cm">
            <draw:text-box>
              <text:p><text:span text:style-name="T1">ToolImplementations(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)</text:span></text:p>
            </draw:text-box>
          </draw:frame>
          <draw:frame draw:style-name="gr1" draw:text-style-name="P2" draw:layer="layout" svg:width="7.601cm" svg:height="0.802cm" svg:x="7.723cm" svg:y="4.698cm">
            <draw:text-box>
              <text:p><text:span text:style-name="T2">id</text:span><text:span text:style-name="T4">, toolId, modeIId, toolServiceId</text:span></text:p>
            </draw:text-box>
          </draw:frame>
        </draw:g>
        <draw:g>
          <draw:frame draw:style-name="gr1" draw:text-style-name="P1" draw:layer="layout" svg:width="6.938cm" svg:height="0.899cm" svg:x="5.312cm" svg:y="22.101cm">
            <draw:text-box>
              <text:p><text:span text:style-name="T1">ToolTypes(</text:span><text:span text:style-name="T1"><text:tab/></text:span><text:span text:style-name="T1"><text:tab/></text:span><text:span text:style-name="T1"><text:tab/></text:span><text:span text:style-name="T1">)</text:span></text:p>
            </draw:text-box>
          </draw:frame>
          <draw:frame draw:style-name="gr1" draw:text-style-name="P2" draw:layer="layout" svg:width="2.988cm" svg:height="0.802cm" svg:x="8.812cm" svg:y="22.198cm">
            <draw:text-box>
              <text:p><text:span text:style-name="T2">id</text:span><text:span text:style-name="T3"> </text:span><text:span text:style-name="T4">, </text:span><text:span text:style-name="T4"><text:tab/></text:span><text:span text:style-name="T2">name</text:span></text:p>
            </draw:text-box>
          </draw:frame>
        </draw:g>
        <draw:g>
          <draw:frame draw:style-name="gr1" draw:text-style-name="P1" draw:layer="layout" svg:width="11.938cm" svg:height="0.899cm" svg:x="2.562cm" svg:y="18.601cm">
            <draw:text-box>
              <text:p><text:span text:style-name="T1">relToolsWithToolTypes(</text:span><text:span text:style-name="T1"><text:tab/></text:span><text:span text:style-name="T1"><text:tab/></text:span><text:span text:style-name="T1"><text:tab/></text:span><text:span text:style-name="T1"><text:tab/></text:span><text:span text:style-name="T1">)</text:span></text:p>
            </draw:text-box>
          </draw:frame>
          <draw:frame draw:style-name="gr1" draw:text-style-name="P2" draw:layer="layout" svg:width="4.414cm" svg:height="0.802cm" svg:x="9.148cm" svg:y="18.698cm">
            <draw:text-box>
              <text:p><text:span text:style-name="T2">toolId</text:span><text:span text:style-name="T3"> </text:span><text:span text:style-name="T4">, toolTypeId</text:span></text:p>
            </draw:text-box>
          </draw:frame>
        </draw:g>
        <draw:polyline draw:style-name="gr2" draw:text-style-name="P3" draw:layer="layout" svg:width="7.071cm" svg:height="6.655cm" draw:transform="skewX (7.91319764925329E-017) rotate (0.982794901797822) translate (1.76923099587596cm 7.84615439010051cm)" svg:viewBox="0 0 7072 6656" draw:points="7072,18028 6656,18305 416,11649 0,11926 139,13035">
          <text:p/>
        </draw:polyline>
        <draw:polyline draw:style-name="gr2" draw:text-style-name="P3" draw:layer="layout" svg:width="12.618cm" svg:height="17.333cm" draw:transform="rotate (0.982794901797822) translate (-6.42307012372109cm 11.8846317030152cm)" svg:viewBox="0 0 12619 17334" draw:points="3606,19831 4022,19553 0,10817 12481,2496 12619,3606">
          <text:p/>
        </draw:polyline>
        <draw:polyline draw:style-name="gr2" draw:text-style-name="P3" draw:layer="layout" svg:width="7.21cm" svg:height="5.962cm" draw:transform="skewX (8.66346254546447E-017) rotate (0.982794901797822) translate (3.76923099587596cm 22.3461543901005cm)" svg:viewBox="0 0 7211 5963" draw:points="7211,36749 6795,37026 416,31063 0,31341 728,32432">
          <text:p/>
        </draw:polyline>
        <draw:g>
          <draw:frame draw:style-name="gr1" draw:text-style-name="P1" draw:layer="layout" svg:width="6.938cm" svg:height="0.899cm" svg:x="9.5cm" svg:y="12cm">
            <draw:text-box>
              <text:p><text:span text:style-name="T1">ToolServices(</text:span><text:span text:style-name="T1"><text:tab/></text:span><text:span text:style-name="T1"><text:tab/></text:span><text:span text:style-name="T1"><text:tab/></text:span><text:span text:style-name="T1">)</text:span></text:p>
            </draw:text-box>
          </draw:frame>
          <draw:frame draw:style-name="gr1" draw:text-style-name="P2" draw:layer="layout" svg:width="2.302cm" svg:height="0.802cm" svg:x="13.5cm" svg:y="12cm">
            <draw:text-box>
              <text:p><text:span text:style-name="T2">id</text:span><text:span text:style-name="T3"> </text:span><text:span text:style-name="T4">, </text:span><text:span text:style-name="T4"><text:tab/></text:span><text:span text:style-name="T4">url</text:span></text:p>
            </draw:text-box>
          </draw:frame>
        </draw:g>
        <draw:g>
          <draw:frame draw:style-name="gr4" draw:text-style-name="P1" draw:layer="layout" svg:width="11.938cm" svg:height="0.899cm" svg:x="3cm" svg:y="8.101cm">
            <draw:text-box>
              <text:p><text:span text:style-name="T1">ImplementationModels(</text:span><text:span text:style-name="T1"><text:tab/></text:span><text:span text:style-name="T1"><text:tab/></text:span><text:span text:style-name="T1"><text:tab/></text:span><text:span text:style-name="T1"><text:tab/></text:span><text:span text:style-name="T1">)</text:span></text:p>
            </draw:text-box>
          </draw:frame>
          <draw:frame draw:style-name="gr1" draw:text-style-name="P2" draw:layer="layout" svg:width="4.917cm" svg:height="0.802cm" svg:x="9.583cm" svg:y="8.198cm">
            <draw:text-box>
              <text:p><text:span text:style-name="T2">id</text:span><text:span text:style-name="T3"> </text:span><text:span text:style-name="T4">, name, adaptorId</text:span></text:p>
            </draw:text-box>
          </draw:frame>
        </draw:g>
        <draw:polyline draw:style-name="gr5" draw:text-style-name="P4" draw:layer="layout" svg:width="6.999cm" svg:height="6.999cm" draw:transform="rotate (-3.1415926535892) translate (15.5000000000116cm 12.4999999999893cm)" svg:viewBox="0 0 7000 7000" draw:points="2000,-18000 0,-18500 0,-22500 7000,-24000 7000,-24500 6000,-25000">
          <text:p/>
        </draw:polyline>
        <draw:polyline draw:style-name="gr2" draw:text-style-name="P4" draw:layer="layout" svg:width="12.063cm" svg:height="3.332cm" draw:transform="rotate (-2.65900911541286) translate (13.2055360102582cm 9.39231988085702cm)" svg:viewBox="0 0 12064 3333" draw:points="0,-28453 232,-28896 10904,-25563 12064,-27777 11410,-2868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Alfonso Velasco Villanueva</meta:initial-creator>
    <meta:creation-date>2010-03-24T16:01:15.73</meta:creation-date>
    <meta:generator>OpenOffice.org/3.2$Win32 OpenOffice.org_project/320m12$Build-9483</meta:generator>
    <dc:date>2010-04-19T12:33:20.53</dc:date>
    <dc:creator>David Alfonso Velasco Villanueva</dc:creator>
    <meta:editing-duration>PT03H59M09S</meta:editing-duration>
    <meta:editing-cycles>26</meta:editing-cycles>
    <meta:document-statistic meta:object-count="27"/>
  </office:meta>
</office:document-meta>
</file>